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36mm"/>
    </style:style>
    <style:style style:name="co2" style:family="table-column">
      <style:table-column-properties fo:break-before="auto" style:column-width="29.42mm"/>
    </style:style>
    <style:style style:name="co3" style:family="table-column">
      <style:table-column-properties fo:break-before="auto" style:column-width="4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24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000000" fo:border="0.06pt solid #000000"/>
      <style:text-properties fo:color="#ffffff"/>
    </style:style>
    <style:style style:name="ce2" style:family="table-cell" style:parent-style-name="Default">
      <style:table-cell-properties fo:background-color="#ffffff" fo:border="0.06pt solid #000000"/>
      <style:text-properties fo:color="#000000"/>
    </style:style>
    <style:style style:name="ce3" style:family="table-cell" style:parent-style-name="Default" style:data-style-name="N0">
      <style:table-cell-properties fo:background-color="#ffffff" fo:border="0.06pt solid #000000"/>
      <style:text-properties fo:color="#000000"/>
    </style:style>
    <style:style style:name="ce4" style:family="table-cell" style:parent-style-name="Default" style:data-style-name="N107">
      <style:table-cell-properties fo:background-color="#ffffff" fo:border="0.06pt solid #000000"/>
      <style:text-properties fo:color="#000000"/>
    </style:style>
    <style:style style:name="ce5" style:family="table-cell" style:parent-style-name="Default" style:data-style-name="N11">
      <style:table-cell-properties fo:background-color="#ffffff" fo:border="0.06pt solid #000000"/>
      <style:text-properties fo:color="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fugabe 5.6" table:style-name="ta1">
        <table:shapes>
          <draw:frame draw:z-index="0" draw:style-name="gr1" draw:text-style-name="P1" svg:width="159.99mm" svg:height="89.99mm" svg:x="57.69mm" svg:y="66.07mm">
            <draw:object draw:notify-on-update-of-ranges="'Afugabe 5.6'.A1:'Afugabe 5.6'.A1 'Afugabe 5.6'.A2:'Afugabe 5.6'.A9 'Afugabe 5.6'.D1:'Afugabe 5.6'.D1 'Afugabe 5.6'.D2:'Afugabe 5.6'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ehlerart</text:p>
          </table:table-cell>
          <table:table-cell table:style-name="ce1" office:value-type="string" calcext:value-type="string">
            <text:p>Auftreten absolut</text:p>
          </table:table-cell>
          <table:table-cell table:style-name="ce1" office:value-type="string" calcext:value-type="string">
            <text:p>Kosten pro Fehler (Cent)</text:p>
          </table:table-cell>
          <table:table-cell table:style-name="ce1" office:value-type="string" calcext:value-type="string">
            <text:p>Auftreten relati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uelement fehlt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[.B2]/[.B$10]" office:value-type="percentage" office:value="0.218068535825545" calcext:value-type="percentage">
            <text:p>21,81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sonstige Fehler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[.B3]/[.B$10]" office:value-type="percentage" office:value="0.175493250259605" calcext:value-type="percentage">
            <text:p>17,55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Lötbrücke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[.B4]/[.B$10]" office:value-type="percentage" office:value="0.164070612668744" calcext:value-type="percentage">
            <text:p>16,41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Bauelement versetzt zum Lötpad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[.B5]/[.B$10]" office:value-type="percentage" office:value="0.12668743509865" calcext:value-type="percentage">
            <text:p>12,67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Bauelement nicht gelötet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[.B6]/[.B$10]" office:value-type="percentage" office:value="0.114226375908619" calcext:value-type="percentage">
            <text:p>11,42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Bauelement elektrisch defekt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5" table:formula="of:=[.B7]/[.B$10]" office:value-type="percentage" office:value="0.0934579439252336" calcext:value-type="percentage">
            <text:p>9,35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Handlingfehler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[.B8]/[.B$10]" office:value-type="percentage" office:value="0.0550363447559709" calcext:value-type="percentage">
            <text:p>5,50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Leiterplatte gebrochen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[.B9]/[.B$10]" office:value-type="percentage" office:value="0.0529595015576324" calcext:value-type="percentage">
            <text:p>5,30 %</text:p>
          </table:table-cell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style-name="ce2" table:formula="of:=SUM([.B2:.B9])" office:value-type="float" office:value="963" calcext:value-type="float">
            <text:p>963</text:p>
          </table:table-cell>
          <table:table-cell table:style-name="ce4" table:formula="of:=SUM([.C2:.C9])/100" office:value-type="currency" office:currency="EUR" office:value="1.73" calcext:value-type="currency">
            <text:p>1,73 €</text:p>
          </table:table-cell>
          <table:table-cell table:style-name="ce5" table:formula="of:=[.B10]/[.B$10]" office:value-type="percentage" office:value="1" calcext:value-type="percentage">
            <text:p>100,00 %</text:p>
          </table:table-cell>
          <table:table-cell table:number-columns-repeated="2"/>
        </table:table-row>
        <table:table-row table:style-name="ro1" table:number-rows-repeated="2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uelement fehl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nstige Fehl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ötbrücke</text:p>
          </table:table-cell>
          <table:table-cell table:number-columns-repeated="3"/>
        </table:table-row>
      </table:table>
      <table:table table:name="Aufgabe 5.7" table:style-name="ta1">
        <table:table-column table:style-name="co5" table:default-cell-style-name="ce7"/>
        <table:table-column table:style-name="co6" table:number-columns-repeated="4" table:default-cell-style-name="ce2"/>
        <table:table-column table:style-name="co4" table:number-columns-repeated="35" table:default-cell-style-name="Default"/>
        <table:table-row table:style-name="ro1">
          <table:table-cell office:value-type="string" calcext:value-type="string">
            <text:p>Stichprobennummer</text:p>
          </table:table-cell>
          <table:table-cell table:style-name="ce7" office:value-type="string" calcext:value-type="string">
            <text:p>Messdaten Linie 1</text:p>
          </table:table-cell>
          <table:table-cell table:style-name="ce7" office:value-type="string" calcext:value-type="string">
            <text:p>Messdaten Linie 2</text:p>
          </table:table-cell>
          <table:table-cell table:style-name="ce7" office:value-type="string" calcext:value-type="string">
            <text:p>Messdaten Linie 3</text:p>
          </table:table-cell>
          <table:table-cell table:style-name="ce7" office:value-type="string" calcext:value-type="string">
            <text:p>Messdaten Linie 4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.2" calcext:value-type="float">
            <text:p>270,2</text:p>
          </table:table-cell>
          <table:table-cell office:value-type="float" office:value="259" calcext:value-type="float">
            <text:p>259</text:p>
          </table:table-cell>
          <table:table-cell office:value-type="float" office:value="259.8" calcext:value-type="float">
            <text:p>259,8</text:p>
          </table:table-cell>
          <table:table-cell office:value-type="float" office:value="272.3" calcext:value-type="float">
            <text:p>272,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.6" calcext:value-type="float">
            <text:p>278,6</text:p>
          </table:table-cell>
          <table:table-cell office:value-type="float" office:value="279.6" calcext:value-type="float">
            <text:p>279,6</text:p>
          </table:table-cell>
          <table:table-cell office:value-type="float" office:value="262.3" calcext:value-type="float">
            <text:p>262,3</text:p>
          </table:table-cell>
          <table:table-cell office:value-type="float" office:value="267.9" calcext:value-type="float">
            <text:p>267,9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.1" calcext:value-type="float">
            <text:p>259,1</text:p>
          </table:table-cell>
          <table:table-cell office:value-type="float" office:value="285.6" calcext:value-type="float">
            <text:p>285,6</text:p>
          </table:table-cell>
          <table:table-cell office:value-type="float" office:value="259.4" calcext:value-type="float">
            <text:p>259,4</text:p>
          </table:table-cell>
          <table:table-cell office:value-type="float" office:value="262.8" calcext:value-type="float">
            <text:p>262,8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.9" calcext:value-type="float">
            <text:p>266,9</text:p>
          </table:table-cell>
          <table:table-cell office:value-type="float" office:value="257" calcext:value-type="float">
            <text:p>257</text:p>
          </table:table-cell>
          <table:table-cell office:value-type="float" office:value="266.2" calcext:value-type="float">
            <text:p>266,2</text:p>
          </table:table-cell>
          <table:table-cell office:value-type="float" office:value="259.5" calcext:value-type="float">
            <text:p>259,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.5" calcext:value-type="float">
            <text:p>288,5</text:p>
          </table:table-cell>
          <table:table-cell office:value-type="float" office:value="269.5" calcext:value-type="float">
            <text:p>269,5</text:p>
          </table:table-cell>
          <table:table-cell office:value-type="float" office:value="263.7" calcext:value-type="float">
            <text:p>263,7</text:p>
          </table:table-cell>
          <table:table-cell office:value-type="float" office:value="258.1" calcext:value-type="float">
            <text:p>258,1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9.6" calcext:value-type="float">
            <text:p>279,6</text:p>
          </table:table-cell>
          <table:table-cell office:value-type="float" office:value="256.2" calcext:value-type="float">
            <text:p>256,2</text:p>
          </table:table-cell>
          <table:table-cell office:value-type="float" office:value="261.8" calcext:value-type="float">
            <text:p>261,8</text:p>
          </table:table-cell>
          <table:table-cell office:value-type="float" office:value="257.5" calcext:value-type="float">
            <text:p>257,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.1" calcext:value-type="float">
            <text:p>264,1</text:p>
          </table:table-cell>
          <table:table-cell office:value-type="float" office:value="271" calcext:value-type="float">
            <text:p>271</text:p>
          </table:table-cell>
          <table:table-cell office:value-type="float" office:value="263.9" calcext:value-type="float">
            <text:p>263,9</text:p>
          </table:table-cell>
          <table:table-cell office:value-type="float" office:value="256.9" calcext:value-type="float">
            <text:p>256,9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9.2" calcext:value-type="float">
            <text:p>259,2</text:p>
          </table:table-cell>
          <table:table-cell office:value-type="float" office:value="278.5" calcext:value-type="float">
            <text:p>278,5</text:p>
          </table:table-cell>
          <table:table-cell office:value-type="float" office:value="272.8" calcext:value-type="float">
            <text:p>272,8</text:p>
          </table:table-cell>
          <table:table-cell office:value-type="float" office:value="256.8" calcext:value-type="float">
            <text:p>256,8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2.5" calcext:value-type="float">
            <text:p>272,5</text:p>
          </table:table-cell>
          <table:table-cell office:value-type="float" office:value="277.8" calcext:value-type="float">
            <text:p>277,8</text:p>
          </table:table-cell>
          <table:table-cell office:value-type="float" office:value="257.1" calcext:value-type="float">
            <text:p>257,1</text:p>
          </table:table-cell>
          <table:table-cell office:value-type="float" office:value="258.1" calcext:value-type="float">
            <text:p>258,1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0.3" calcext:value-type="float">
            <text:p>280,3</text:p>
          </table:table-cell>
          <table:table-cell office:value-type="float" office:value="276" calcext:value-type="float">
            <text:p>276</text:p>
          </table:table-cell>
          <table:table-cell office:value-type="float" office:value="262.2" calcext:value-type="float">
            <text:p>262,2</text:p>
          </table:table-cell>
          <table:table-cell office:value-type="float" office:value="257.1" calcext:value-type="float">
            <text:p>257,1</text:p>
          </table:table-cell>
          <table:table-cell table:number-columns-repeated="35"/>
        </table:table-row>
        <table:table-row table:style-name="ro1">
          <table:table-cell table:style-name="Default" table:number-columns-repeated="5"/>
          <table:table-cell table:number-columns-repeated="35"/>
        </table:table-row>
        <table:table-row table:style-name="ro1">
          <table:table-cell table:style-name="Default" office:value-type="string" calcext:value-type="string">
            <text:p>Sollwerte</text:p>
          </table:table-cell>
          <table:table-cell table:style-name="Default" table:number-columns-repeated="4"/>
          <table:table-cell table:number-columns-repeated="35"/>
        </table:table-row>
        <table:table-row table:style-name="ro1">
          <table:table-cell table:style-name="Default" office:value-type="string" calcext:value-type="string">
            <text:p>Widerstand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table:number-columns-repeated="3"/>
          <table:table-cell table:number-columns-repeated="35"/>
        </table:table-row>
        <table:table-row table:style-name="ro1">
          <table:table-cell table:style-name="Default" office:value-type="string" calcext:value-type="string">
            <text:p>Toleranz obe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35"/>
        </table:table-row>
        <table:table-row table:style-name="ro1">
          <table:table-cell table:style-name="Default" office:value-type="string" calcext:value-type="string">
            <text:p>Toleranz unte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35"/>
        </table:table-row>
        <table:table-row table:style-name="ro1">
          <table:table-cell table:style-name="Default" table:number-columns-repeated="5"/>
          <table:table-cell table:number-columns-repeated="35"/>
        </table:table-row>
        <table:table-row table:style-name="ro1">
          <table:table-cell table:style-name="Default" office:value-type="string" calcext:value-type="string">
            <text:p>Regel 1</text:p>
          </table:table-cell>
          <table:table-cell table:style-name="Default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Außerhalb?</text:p>
          </table:table-cell>
          <table:table-cell table:style-name="ce7" office:value-type="string" calcext:value-type="string">
            <text:p>Messdaten Linie 1</text:p>
          </table:table-cell>
          <table:table-cell table:style-name="ce7" office:value-type="string" calcext:value-type="string">
            <text:p>Messdaten Linie 2</text:p>
          </table:table-cell>
          <table:table-cell table:style-name="ce7" office:value-type="string" calcext:value-type="string">
            <text:p>Messdaten Linie 3</text:p>
          </table:table-cell>
          <table:table-cell table:style-name="ce7" office:value-type="string" calcext:value-type="string">
            <text:p>Messdaten Linie 4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OR([.B2]&lt;[.$B$14]-[.$B$16]; [.B2]&gt;[.$B$14]+[.$B$15]); &quot;REGEL 1&quot;; [.B2])" office:value-type="float" office:value="270.2" calcext:value-type="float">
            <text:p>270,2</text:p>
          </table:table-cell>
          <table:table-cell table:formula="of:=IF(OR([.C2]&lt;[.$B$14]-[.$B$16]; [.C2]&gt;[.$B$14]+[.$B$15]); &quot;REGEL 1&quot;; [.C2])" office:value-type="float" office:value="259" calcext:value-type="float">
            <text:p>259</text:p>
          </table:table-cell>
          <table:table-cell table:formula="of:=IF(OR([.D2]&lt;[.$B$14]-[.$B$16]; [.D2]&gt;[.$B$14]+[.$B$15]); &quot;REGEL 1&quot;; [.D2])" office:value-type="float" office:value="259.8" calcext:value-type="float">
            <text:p>259,8</text:p>
          </table:table-cell>
          <table:table-cell table:formula="of:=IF(OR([.E2]&lt;[.$B$14]-[.$B$16]; [.E2]&gt;[.$B$14]+[.$B$15]); &quot;REGEL 1&quot;; [.E2])" office:value-type="float" office:value="272.3" calcext:value-type="float">
            <text:p>272,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OR([.B3]&lt;[.$B$14]-[.$B$16]; [.B3]&gt;[.$B$14]+[.$B$15]); &quot;REGEL 1&quot;; [.B3])" office:value-type="float" office:value="278.6" calcext:value-type="float">
            <text:p>278,6</text:p>
          </table:table-cell>
          <table:table-cell table:formula="of:=IF(OR([.C3]&lt;[.$B$14]-[.$B$16]; [.C3]&gt;[.$B$14]+[.$B$15]); &quot;REGEL 1&quot;; [.C3])" office:value-type="float" office:value="279.6" calcext:value-type="float">
            <text:p>279,6</text:p>
          </table:table-cell>
          <table:table-cell table:formula="of:=IF(OR([.D3]&lt;[.$B$14]-[.$B$16]; [.D3]&gt;[.$B$14]+[.$B$15]); &quot;REGEL 1&quot;; [.D3])" office:value-type="float" office:value="262.3" calcext:value-type="float">
            <text:p>262,3</text:p>
          </table:table-cell>
          <table:table-cell table:formula="of:=IF(OR([.E3]&lt;[.$B$14]-[.$B$16]; [.E3]&gt;[.$B$14]+[.$B$15]); &quot;REGEL 1&quot;; [.E3])" office:value-type="float" office:value="267.9" calcext:value-type="float">
            <text:p>267,9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OR([.B4]&lt;[.$B$14]-[.$B$16]; [.B4]&gt;[.$B$14]+[.$B$15]); &quot;REGEL 1&quot;; [.B4])" office:value-type="float" office:value="259.1" calcext:value-type="float">
            <text:p>259,1</text:p>
          </table:table-cell>
          <table:table-cell table:formula="of:=IF(OR([.C4]&lt;[.$B$14]-[.$B$16]; [.C4]&gt;[.$B$14]+[.$B$15]); &quot;REGEL 1&quot;; [.C4])" office:value-type="string" office:string-value="REGEL 1" calcext:value-type="string">
            <text:p>REGEL 1</text:p>
          </table:table-cell>
          <table:table-cell table:formula="of:=IF(OR([.D4]&lt;[.$B$14]-[.$B$16]; [.D4]&gt;[.$B$14]+[.$B$15]); &quot;REGEL 1&quot;; [.D4])" office:value-type="float" office:value="259.4" calcext:value-type="float">
            <text:p>259,4</text:p>
          </table:table-cell>
          <table:table-cell table:formula="of:=IF(OR([.E4]&lt;[.$B$14]-[.$B$16]; [.E4]&gt;[.$B$14]+[.$B$15]); &quot;REGEL 1&quot;; [.E4])" office:value-type="float" office:value="262.8" calcext:value-type="float">
            <text:p>262,8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OR([.B5]&lt;[.$B$14]-[.$B$16]; [.B5]&gt;[.$B$14]+[.$B$15]); &quot;REGEL 1&quot;; [.B5])" office:value-type="float" office:value="266.9" calcext:value-type="float">
            <text:p>266,9</text:p>
          </table:table-cell>
          <table:table-cell table:formula="of:=IF(OR([.C5]&lt;[.$B$14]-[.$B$16]; [.C5]&gt;[.$B$14]+[.$B$15]); &quot;REGEL 1&quot;; [.C5])" office:value-type="float" office:value="257" calcext:value-type="float">
            <text:p>257</text:p>
          </table:table-cell>
          <table:table-cell table:formula="of:=IF(OR([.D5]&lt;[.$B$14]-[.$B$16]; [.D5]&gt;[.$B$14]+[.$B$15]); &quot;REGEL 1&quot;; [.D5])" office:value-type="float" office:value="266.2" calcext:value-type="float">
            <text:p>266,2</text:p>
          </table:table-cell>
          <table:table-cell table:formula="of:=IF(OR([.E5]&lt;[.$B$14]-[.$B$16]; [.E5]&gt;[.$B$14]+[.$B$15]); &quot;REGEL 1&quot;; [.E5])" office:value-type="float" office:value="259.5" calcext:value-type="float">
            <text:p>259,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OR([.B6]&lt;[.$B$14]-[.$B$16]; [.B6]&gt;[.$B$14]+[.$B$15]); &quot;REGEL 1&quot;; [.B6])" office:value-type="string" office:string-value="REGEL 1" calcext:value-type="string">
            <text:p>REGEL 1</text:p>
          </table:table-cell>
          <table:table-cell table:formula="of:=IF(OR([.C6]&lt;[.$B$14]-[.$B$16]; [.C6]&gt;[.$B$14]+[.$B$15]); &quot;REGEL 1&quot;; [.C6])" office:value-type="float" office:value="269.5" calcext:value-type="float">
            <text:p>269,5</text:p>
          </table:table-cell>
          <table:table-cell table:formula="of:=IF(OR([.D6]&lt;[.$B$14]-[.$B$16]; [.D6]&gt;[.$B$14]+[.$B$15]); &quot;REGEL 1&quot;; [.D6])" office:value-type="float" office:value="263.7" calcext:value-type="float">
            <text:p>263,7</text:p>
          </table:table-cell>
          <table:table-cell table:formula="of:=IF(OR([.E6]&lt;[.$B$14]-[.$B$16]; [.E6]&gt;[.$B$14]+[.$B$15]); &quot;REGEL 1&quot;; [.E6])" office:value-type="float" office:value="258.1" calcext:value-type="float">
            <text:p>258,1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OR([.B7]&lt;[.$B$14]-[.$B$16]; [.B7]&gt;[.$B$14]+[.$B$15]); &quot;REGEL 1&quot;; [.B7])" office:value-type="float" office:value="279.6" calcext:value-type="float">
            <text:p>279,6</text:p>
          </table:table-cell>
          <table:table-cell table:formula="of:=IF(OR([.C7]&lt;[.$B$14]-[.$B$16]; [.C7]&gt;[.$B$14]+[.$B$15]); &quot;REGEL 1&quot;; [.C7])" office:value-type="float" office:value="256.2" calcext:value-type="float">
            <text:p>256,2</text:p>
          </table:table-cell>
          <table:table-cell table:formula="of:=IF(OR([.D7]&lt;[.$B$14]-[.$B$16]; [.D7]&gt;[.$B$14]+[.$B$15]); &quot;REGEL 1&quot;; [.D7])" office:value-type="float" office:value="261.8" calcext:value-type="float">
            <text:p>261,8</text:p>
          </table:table-cell>
          <table:table-cell table:formula="of:=IF(OR([.E7]&lt;[.$B$14]-[.$B$16]; [.E7]&gt;[.$B$14]+[.$B$15]); &quot;REGEL 1&quot;; [.E7])" office:value-type="float" office:value="257.5" calcext:value-type="float">
            <text:p>257,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OR([.B8]&lt;[.$B$14]-[.$B$16]; [.B8]&gt;[.$B$14]+[.$B$15]); &quot;REGEL 1&quot;; [.B8])" office:value-type="float" office:value="264.1" calcext:value-type="float">
            <text:p>264,1</text:p>
          </table:table-cell>
          <table:table-cell table:formula="of:=IF(OR([.C8]&lt;[.$B$14]-[.$B$16]; [.C8]&gt;[.$B$14]+[.$B$15]); &quot;REGEL 1&quot;; [.C8])" office:value-type="float" office:value="271" calcext:value-type="float">
            <text:p>271</text:p>
          </table:table-cell>
          <table:table-cell table:formula="of:=IF(OR([.D8]&lt;[.$B$14]-[.$B$16]; [.D8]&gt;[.$B$14]+[.$B$15]); &quot;REGEL 1&quot;; [.D8])" office:value-type="float" office:value="263.9" calcext:value-type="float">
            <text:p>263,9</text:p>
          </table:table-cell>
          <table:table-cell table:formula="of:=IF(OR([.E8]&lt;[.$B$14]-[.$B$16]; [.E8]&gt;[.$B$14]+[.$B$15]); &quot;REGEL 1&quot;; [.E8])" office:value-type="float" office:value="256.9" calcext:value-type="float">
            <text:p>256,9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OR([.B9]&lt;[.$B$14]-[.$B$16]; [.B9]&gt;[.$B$14]+[.$B$15]); &quot;REGEL 1&quot;; [.B9])" office:value-type="float" office:value="259.2" calcext:value-type="float">
            <text:p>259,2</text:p>
          </table:table-cell>
          <table:table-cell table:formula="of:=IF(OR([.C9]&lt;[.$B$14]-[.$B$16]; [.C9]&gt;[.$B$14]+[.$B$15]); &quot;REGEL 1&quot;; [.C9])" office:value-type="float" office:value="278.5" calcext:value-type="float">
            <text:p>278,5</text:p>
          </table:table-cell>
          <table:table-cell table:formula="of:=IF(OR([.D9]&lt;[.$B$14]-[.$B$16]; [.D9]&gt;[.$B$14]+[.$B$15]); &quot;REGEL 1&quot;; [.D9])" office:value-type="float" office:value="272.8" calcext:value-type="float">
            <text:p>272,8</text:p>
          </table:table-cell>
          <table:table-cell table:formula="of:=IF(OR([.E9]&lt;[.$B$14]-[.$B$16]; [.E9]&gt;[.$B$14]+[.$B$15]); &quot;REGEL 1&quot;; [.E9])" office:value-type="float" office:value="256.8" calcext:value-type="float">
            <text:p>256,8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OR([.B10]&lt;[.$B$14]-[.$B$16]; [.B10]&gt;[.$B$14]+[.$B$15]); &quot;REGEL 1&quot;; [.B10])" office:value-type="float" office:value="272.5" calcext:value-type="float">
            <text:p>272,5</text:p>
          </table:table-cell>
          <table:table-cell table:formula="of:=IF(OR([.C10]&lt;[.$B$14]-[.$B$16]; [.C10]&gt;[.$B$14]+[.$B$15]); &quot;REGEL 1&quot;; [.C10])" office:value-type="float" office:value="277.8" calcext:value-type="float">
            <text:p>277,8</text:p>
          </table:table-cell>
          <table:table-cell table:formula="of:=IF(OR([.D10]&lt;[.$B$14]-[.$B$16]; [.D10]&gt;[.$B$14]+[.$B$15]); &quot;REGEL 1&quot;; [.D10])" office:value-type="float" office:value="257.1" calcext:value-type="float">
            <text:p>257,1</text:p>
          </table:table-cell>
          <table:table-cell table:formula="of:=IF(OR([.E10]&lt;[.$B$14]-[.$B$16]; [.E10]&gt;[.$B$14]+[.$B$15]); &quot;REGEL 1&quot;; [.E10])" office:value-type="float" office:value="258.1" calcext:value-type="float">
            <text:p>258,1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OR([.B11]&lt;[.$B$14]-[.$B$16]; [.B11]&gt;[.$B$14]+[.$B$15]); &quot;REGEL 1&quot;; [.B11])" office:value-type="float" office:value="280.3" calcext:value-type="float">
            <text:p>280,3</text:p>
          </table:table-cell>
          <table:table-cell table:formula="of:=IF(OR([.C11]&lt;[.$B$14]-[.$B$16]; [.C11]&gt;[.$B$14]+[.$B$15]); &quot;REGEL 1&quot;; [.C11])" office:value-type="float" office:value="276" calcext:value-type="float">
            <text:p>276</text:p>
          </table:table-cell>
          <table:table-cell table:formula="of:=IF(OR([.D11]&lt;[.$B$14]-[.$B$16]; [.D11]&gt;[.$B$14]+[.$B$15]); &quot;REGEL 1&quot;; [.D11])" office:value-type="float" office:value="262.2" calcext:value-type="float">
            <text:p>262,2</text:p>
          </table:table-cell>
          <table:table-cell table:formula="of:=IF(OR([.E11]&lt;[.$B$14]-[.$B$16]; [.E11]&gt;[.$B$14]+[.$B$15]); &quot;REGEL 1&quot;; [.E11])" office:value-type="float" office:value="257.1" calcext:value-type="float">
            <text:p>257,1</text:p>
          </table:table-cell>
          <table:table-cell table:number-columns-repeated="35"/>
        </table:table-row>
        <table:table-row table:style-name="ro1">
          <table:table-cell table:style-name="Default" table:number-columns-repeated="5"/>
          <table:table-cell table:number-columns-repeated="35"/>
        </table:table-row>
        <table:table-row table:style-name="ro1">
          <table:table-cell table:style-name="Default" office:value-type="string" calcext:value-type="string">
            <text:p>Regel 2</text:p>
          </table:table-cell>
          <table:table-cell table:style-name="Default" table:number-columns-repeated="4"/>
          <table:table-cell table:number-columns-repeated="35"/>
        </table:table-row>
        <table:table-row table:style-name="ro1">
          <table:table-cell table:style-name="Default" office:value-type="float" office:value="270.2" calcext:value-type="float">
            <text:p>270,2</text:p>
          </table:table-cell>
          <table:table-cell table:style-name="Default" office:value-type="float" office:value="278.6" calcext:value-type="float">
            <text:p>278,6</text:p>
          </table:table-cell>
          <table:table-cell table:style-name="Default" office:value-type="float" office:value="259.1" calcext:value-type="float">
            <text:p>259,1</text:p>
          </table:table-cell>
          <table:table-cell table:style-name="Default" office:value-type="float" office:value="266.9" calcext:value-type="float">
            <text:p>266,9</text:p>
          </table:table-cell>
          <table:table-cell table:style-name="Default" office:value-type="float" office:value="288.5" calcext:value-type="float">
            <text:p>288,5</text:p>
          </table:table-cell>
          <table:table-cell office:value-type="float" office:value="279.6" calcext:value-type="float">
            <text:p>279,6</text:p>
          </table:table-cell>
          <table:table-cell office:value-type="float" office:value="264.1" calcext:value-type="float">
            <text:p>264,1</text:p>
          </table:table-cell>
          <table:table-cell office:value-type="float" office:value="259.2" calcext:value-type="float">
            <text:p>259,2</text:p>
          </table:table-cell>
          <table:table-cell office:value-type="float" office:value="272.5" calcext:value-type="float">
            <text:p>272,5</text:p>
          </table:table-cell>
          <table:table-cell office:value-type="float" office:value="280.3" calcext:value-type="float">
            <text:p>280,3</text:p>
          </table:table-cell>
          <table:table-cell office:value-type="float" office:value="259" calcext:value-type="float">
            <text:p>259</text:p>
          </table:table-cell>
          <table:table-cell office:value-type="float" office:value="279.6" calcext:value-type="float">
            <text:p>279,6</text:p>
          </table:table-cell>
          <table:table-cell office:value-type="float" office:value="285.6" calcext:value-type="float">
            <text:p>285,6</text:p>
          </table:table-cell>
          <table:table-cell office:value-type="float" office:value="257" calcext:value-type="float">
            <text:p>257</text:p>
          </table:table-cell>
          <table:table-cell office:value-type="float" office:value="269.5" calcext:value-type="float">
            <text:p>269,5</text:p>
          </table:table-cell>
          <table:table-cell office:value-type="float" office:value="256.2" calcext:value-type="float">
            <text:p>256,2</text:p>
          </table:table-cell>
          <table:table-cell office:value-type="float" office:value="271" calcext:value-type="float">
            <text:p>271</text:p>
          </table:table-cell>
          <table:table-cell office:value-type="float" office:value="278.5" calcext:value-type="float">
            <text:p>278,5</text:p>
          </table:table-cell>
          <table:table-cell office:value-type="float" office:value="277.8" calcext:value-type="float">
            <text:p>277,8</text:p>
          </table:table-cell>
          <table:table-cell office:value-type="float" office:value="276" calcext:value-type="float">
            <text:p>276</text:p>
          </table:table-cell>
          <table:table-cell office:value-type="float" office:value="259.8" calcext:value-type="float">
            <text:p>259,8</text:p>
          </table:table-cell>
          <table:table-cell office:value-type="float" office:value="262.3" calcext:value-type="float">
            <text:p>262,3</text:p>
          </table:table-cell>
          <table:table-cell office:value-type="float" office:value="259.4" calcext:value-type="float">
            <text:p>259,4</text:p>
          </table:table-cell>
          <table:table-cell office:value-type="float" office:value="266.2" calcext:value-type="float">
            <text:p>266,2</text:p>
          </table:table-cell>
          <table:table-cell office:value-type="float" office:value="263.7" calcext:value-type="float">
            <text:p>263,7</text:p>
          </table:table-cell>
          <table:table-cell office:value-type="float" office:value="261.8" calcext:value-type="float">
            <text:p>261,8</text:p>
          </table:table-cell>
          <table:table-cell office:value-type="float" office:value="263.9" calcext:value-type="float">
            <text:p>263,9</text:p>
          </table:table-cell>
          <table:table-cell office:value-type="float" office:value="272.8" calcext:value-type="float">
            <text:p>272,8</text:p>
          </table:table-cell>
          <table:table-cell office:value-type="float" office:value="257.1" calcext:value-type="float">
            <text:p>257,1</text:p>
          </table:table-cell>
          <table:table-cell office:value-type="float" office:value="262" calcext:value-type="float">
            <text:p>262</text:p>
          </table:table-cell>
          <table:table-cell office:value-type="float" office:value="272.3" calcext:value-type="float">
            <text:p>272,3</text:p>
          </table:table-cell>
          <table:table-cell office:value-type="float" office:value="267.9" calcext:value-type="float">
            <text:p>267,9</text:p>
          </table:table-cell>
          <table:table-cell office:value-type="float" office:value="262.8" calcext:value-type="float">
            <text:p>262,8</text:p>
          </table:table-cell>
          <table:table-cell office:value-type="float" office:value="259.5" calcext:value-type="float">
            <text:p>259,5</text:p>
          </table:table-cell>
          <table:table-cell office:value-type="float" office:value="258.1" calcext:value-type="float">
            <text:p>258,1</text:p>
          </table:table-cell>
          <table:table-cell office:value-type="float" office:value="257.5" calcext:value-type="float">
            <text:p>257,5</text:p>
          </table:table-cell>
          <table:table-cell office:value-type="float" office:value="256.9" calcext:value-type="float">
            <text:p>256,9</text:p>
          </table:table-cell>
          <table:table-cell office:value-type="float" office:value="256.8" calcext:value-type="float">
            <text:p>256,8</text:p>
          </table:table-cell>
          <table:table-cell office:value-type="float" office:value="258.1" calcext:value-type="float">
            <text:p>258,1</text:p>
          </table:table-cell>
          <table:table-cell office:value-type="float" office:value="257.1" calcext:value-type="float">
            <text:p>257,1</text:p>
          </table:table-cell>
        </table:table-row>
      </table:table>
      <table:named-expressions/>
      <table:database-ranges>
        <table:database-range table:name="__Anonymous_Sheet_DB__0" table:target-range-address="'Afugabe 5.6'.A2:'Afugabe 5.6'.D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0:28:52.068000000</meta:creation-date>
    <dc:date>2022-01-20T11:04:49.318000000</dc:date>
    <meta:editing-duration>PT15M3S</meta:editing-duration>
    <meta:editing-cycles>3</meta:editing-cycles>
    <meta:generator>LibreOffice/6.2.4.2$Windows_X86_64 LibreOffice_project/2412653d852ce75f65fbfa83fb7e7b669a126d64</meta:generator>
    <meta:document-statistic meta:table-count="2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4.201cm" style:legend-expansion="high" chart:style-name="ch2"/>
        <chart:plot-area chart:style-name="ch3" table:cell-range-address="'Afugabe 5.6'.A1:'Afugabe 5.6'.A9 'Afugabe 5.6'.D1:'Afugabe 5.6'.D9" chart:data-source-has-labels="both" svg:x="1.331cm" svg:y="0.18cm" svg:width="11.16cm" svg:height="7.659cm">
          <chartooo:coordinate-region svg:x="2.852cm" svg:y="0.18cm" svg:width="9.639cm" svg:height="3.338cm"/>
          <chart:axis chart:dimension="x" chart:name="primary-x" chart:style-name="ch4" chartooo:axis-type="auto">
            <chartooo:date-scale/>
            <chart:title svg:x="6.206cm" svg:y="8.019cm" chart:style-name="ch5">
              <text:p>Fehlerart</text:p>
            </chart:title>
            <chart:categories table:cell-range-address="'Afugabe 5.6'.A2:'Afugabe 5.6'.A9"/>
          </chart:axis>
          <chart:axis chart:dimension="y" chart:name="primary-y" chart:style-name="ch6">
            <chart:title svg:x="0.451cm" svg:y="5.429cm" chart:style-name="ch7">
              <text:p>Relative Häufigkeit</text:p>
            </chart:title>
            <chart:grid chart:style-name="ch8" chart:class="major"/>
          </chart:axis>
          <chart:series chart:style-name="ch9" chart:values-cell-range-address="'Afugabe 5.6'.D2:'Afugabe 5.6'.D9" chart:label-cell-address="'Afugabe 5.6'.D1:'Afugabe 5.6'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ftreten relativ</text:p>
                <draw:g>
                  <svg:desc>'Afugabe 5.6'.D1:'Afugabe 5.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uelement fehlt</text:p>
                <draw:g>
                  <svg:desc>'Afugabe 5.6'.A2:'Afugabe 5.6'.A9</svg:desc>
                </draw:g>
              </table:table-cell>
              <table:table-cell office:value-type="float" office:value="0.218068535825545">
                <text:p>0.218068535825545</text:p>
                <draw:g>
                  <svg:desc>'Afugabe 5.6'.D2:'Afugabe 5.6'.D9</svg:desc>
                </draw:g>
              </table:table-cell>
            </table:table-row>
            <table:table-row>
              <table:table-cell office:value-type="string">
                <text:p>sonstige Fehler</text:p>
              </table:table-cell>
              <table:table-cell office:value-type="float" office:value="0.175493250259605">
                <text:p>0.175493250259605</text:p>
              </table:table-cell>
            </table:table-row>
            <table:table-row>
              <table:table-cell office:value-type="string">
                <text:p>Lötbrücke</text:p>
              </table:table-cell>
              <table:table-cell office:value-type="float" office:value="0.164070612668744">
                <text:p>0.164070612668744</text:p>
              </table:table-cell>
            </table:table-row>
            <table:table-row>
              <table:table-cell office:value-type="string">
                <text:p>Bauelement versetzt zum Lötpad</text:p>
              </table:table-cell>
              <table:table-cell office:value-type="float" office:value="0.12668743509865">
                <text:p>0.12668743509865</text:p>
              </table:table-cell>
            </table:table-row>
            <table:table-row>
              <table:table-cell office:value-type="string">
                <text:p>Bauelement nicht gelötet</text:p>
              </table:table-cell>
              <table:table-cell office:value-type="float" office:value="0.114226375908619">
                <text:p>0.114226375908619</text:p>
              </table:table-cell>
            </table:table-row>
            <table:table-row>
              <table:table-cell office:value-type="string">
                <text:p>Bauelement elektrisch defekt</text:p>
              </table:table-cell>
              <table:table-cell office:value-type="float" office:value="0.0934579439252336">
                <text:p>0.0934579439252336</text:p>
              </table:table-cell>
            </table:table-row>
            <table:table-row>
              <table:table-cell office:value-type="string">
                <text:p>Handlingfehler</text:p>
              </table:table-cell>
              <table:table-cell office:value-type="float" office:value="0.0550363447559709">
                <text:p>0.0550363447559709</text:p>
              </table:table-cell>
            </table:table-row>
            <table:table-row>
              <table:table-cell office:value-type="string">
                <text:p>Leiterplatte gebrochen</text:p>
              </table:table-cell>
              <table:table-cell office:value-type="float" office:value="0.0529595015576324">
                <text:p>0.0529595015576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